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70000014FAAA9093626FB1CA3.png" manifest:media-type="image/png"/>
  <manifest:file-entry manifest:full-path="Pictures/1000000100000214000001663C4B6867BEB486A7.png" manifest:media-type="image/png"/>
  <manifest:file-entry manifest:full-path="Pictures/100000010000021E000000F4D22A2CF2B855CDE9.png" manifest:media-type="image/png"/>
  <manifest:file-entry manifest:full-path="Pictures/100000010000032C000000778A720751C169F4AB.png" manifest:media-type="image/png"/>
  <manifest:file-entry manifest:full-path="Pictures/10000001000001F500000238384D42F9B6A3DA39.png" manifest:media-type="image/png"/>
  <manifest:file-entry manifest:full-path="Pictures/100000010000025F0000005ADFC1EB64CC47CA85.png" manifest:media-type="image/png"/>
  <manifest:file-entry manifest:full-path="Pictures/1000000100000311000000BD159A0DA2BC976977.png" manifest:media-type="image/png"/>
  <manifest:file-entry manifest:full-path="Pictures/100000010000025C0000015A76C5019684D8A385.png" manifest:media-type="image/png"/>
  <manifest:file-entry manifest:full-path="Pictures/1000000100000255000001B70D0F6700D053C4A6.png" manifest:media-type="image/png"/>
  <manifest:file-entry manifest:full-path="Pictures/100000010000023E000001467D7DEC790D39074A.png" manifest:media-type="image/png"/>
  <manifest:file-entry manifest:full-path="Pictures/10000001000001F5000000BE63290A0592CE6E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030e59"/>
    </style:style>
    <style:style style:name="P2"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3"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11d175"/>
    </style:style>
    <style:style style:name="P4" style:family="paragraph" style:parent-style-name="Text_20_body">
      <style:text-properties fo:font-variant="normal" fo:text-transform="none" fo:color="#000000" loext:opacity="100%" style:font-name="Source Serif Pro" fo:font-size="13.5pt" fo:letter-spacing="normal" fo:font-style="normal" fo:font-weight="normal" officeooo:paragraph-rsid="0011d175"/>
    </style:style>
    <style:style style:name="P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fo:background-color="transparent"/>
    </style:style>
    <style:style style:name="P8"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11"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pt" fo:letter-spacing="normal" fo:font-style="normal" fo:font-weight="normal" style:font-size-asian="13pt" style:font-size-complex="13pt"/>
    </style:style>
    <style:style style:name="P12"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fo:letter-spacing="normal"/>
    </style:style>
    <style:style style:name="P13" style:family="paragraph" style:parent-style-name="Text_20_body">
      <style:text-properties fo:font-variant="normal" fo:text-transform="none" fo:color="#3d464d" loext:opacity="100%" style:font-name="Source Serif Pro" fo:font-size="13.5pt" fo:letter-spacing="normal" fo:font-style="normal" fo:font-weight="normal" officeooo:paragraph-rsid="00030e59"/>
    </style:style>
    <style:style style:name="P14" style:family="paragraph" style:parent-style-name="Standard">
      <style:text-properties fo:color="#000000" loext:opacity="100%" fo:background-color="transparen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16" style:family="paragraph" style:parent-style-name="Text_20_body">
      <style:text-properties fo:color="#000000" loext:opacity="100%"/>
    </style:style>
    <style:style style:name="P17" style:family="paragraph" style:parent-style-name="Text_20_body">
      <style:paragraph-properties fo:margin-left="0cm" fo:margin-right="0cm" fo:text-align="start" style:justify-single-word="false" fo:orphans="2" fo:widows="2" fo:text-indent="0cm" style:auto-text-indent="false"/>
      <style:text-properties fo:color="#000000" loext:opacity="100%" officeooo:paragraph-rsid="0004849c"/>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0c57"/>
    </style:style>
    <style:style style:name="P20" style:family="paragraph" style:parent-style-name="Text_20_body">
      <style:text-properties officeooo:paragraph-rsid="000833aa"/>
    </style:style>
    <style:style style:name="P21" style:family="paragraph" style:parent-style-name="Text_20_body">
      <style:text-properties officeooo:paragraph-rsid="0011d175"/>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Text_20_body">
      <style:text-properties officeooo:paragraph-rsid="001859d3"/>
    </style:style>
    <style:style style:name="P24" style:family="paragraph" style:parent-style-name="Text_20_body">
      <style:text-properties officeooo:paragraph-rsid="0017a09a"/>
    </style:style>
    <style:style style:name="P25" style:family="paragraph" style:parent-style-name="Text_20_body">
      <style:text-properties officeooo:rsid="001859d3" officeooo:paragraph-rsid="001859d3"/>
    </style:style>
    <style:style style:name="P26" style:family="paragraph" style:parent-style-name="Title">
      <style:text-properties officeooo:rsid="001859d3" officeooo:paragraph-rsid="001859d3"/>
    </style:style>
    <style:style style:name="P27"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28" style:family="paragraph" style:parent-style-name="Text_20_body">
      <style:text-properties officeooo:paragraph-rsid="002e0ad9"/>
    </style:style>
    <style:style style:name="P29" style:family="paragraph" style:parent-style-name="Text_20_body">
      <style:text-properties fo:font-size="14pt" fo:font-weight="bold" officeooo:rsid="002fb5e0" officeooo:paragraph-rsid="002fb5e0" style:font-size-asian="14pt" style:font-weight-asian="bold" style:font-size-complex="14pt" style:font-weight-complex="bold"/>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ent-style-name="Heading_20_2">
      <style:text-properties style:font-name="Liberation Sans"/>
    </style:style>
    <style:style style:name="P33" style:family="paragraph" style:parent-style-name="Heading_20_2" style:list-style-name="">
      <style:text-properties officeooo:paragraph-rsid="001859d3"/>
    </style:style>
    <style:style style:name="P34" style:family="paragraph" style:parent-style-name="Heading_20_2">
      <style:paragraph-properties fo:break-before="page"/>
      <style:text-properties officeooo:paragraph-rsid="001859d3"/>
    </style:style>
    <style:style style:name="P35" style:family="paragraph" style:parent-style-name="Heading_20_3">
      <style:text-properties officeooo:paragraph-rsid="0034a3a4"/>
    </style:style>
    <style:style style:name="P36" style:family="paragraph" style:parent-style-name="Heading_20_3">
      <style:text-properties officeooo:paragraph-rsid="003718fa"/>
    </style:style>
    <style:style style:name="P37" style:family="paragraph" style:parent-style-name="Heading_20_3">
      <style:text-properties officeooo:paragraph-rsid="003b3a56"/>
    </style:style>
    <style:style style:name="P38" style:family="paragraph" style:parent-style-name="Standard">
      <style:text-properties fo:color="#000000" loext:opacity="100%" fo:background-color="transparent"/>
    </style:style>
    <style:style style:name="P39"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40"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2"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3"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4"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90c57" fo:background-color="transparent"/>
    </style:style>
    <style:style style:name="P46"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7"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0"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51"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officeooo:rsid="00189e7d"/>
    </style:style>
    <style:style style:name="P52"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53" style:family="paragraph" style:parent-style-name="Text_20_body">
      <style:text-properties fo:color="#000000" loext:opacity="100%"/>
    </style:style>
    <style:style style:name="P54" style:family="paragraph" style:parent-style-name="Text_20_body">
      <style:text-properties fo:color="#000000" loext:opacity="100%" fo:background-color="transparent"/>
    </style:style>
    <style:style style:name="P55" style:family="paragraph" style:parent-style-name="Text_20_body">
      <style:text-properties fo:color="#000000" loext:opacity="100%" officeooo:paragraph-rsid="003262b7" fo:background-color="transparent"/>
    </style:style>
    <style:style style:name="P56" style:family="paragraph" style:parent-style-name="Text_20_body">
      <style:text-properties officeooo:paragraph-rsid="003262b7"/>
    </style:style>
    <style:style style:name="P57" style:family="paragraph" style:parent-style-name="Text_20_body">
      <style:text-properties officeooo:paragraph-rsid="0034a3a4"/>
    </style:style>
    <style:style style:name="P58" style:family="paragraph" style:parent-style-name="Text_20_body">
      <style:text-properties officeooo:paragraph-rsid="003718fa"/>
    </style:style>
    <style:style style:name="T1" style:family="text">
      <style:text-properties officeooo:rsid="00030e59"/>
    </style:style>
    <style:style style:name="T2" style:family="text">
      <style:text-properties fo:font-variant="normal" fo:text-transform="none" fo:color="#3d464d" loext:opacity="100%" style:font-name="Source Serif Pro" fo:font-size="13.5pt" fo:letter-spacing="normal" fo:font-style="normal" fo:font-weight="normal"/>
    </style:style>
    <style:style style:name="T3" style:family="text">
      <style:text-properties fo:font-variant="normal" fo:text-transform="none" style:font-name="Source Serif Pro" fo:font-size="13.5pt" fo:letter-spacing="normal" fo:font-style="normal" fo:font-weight="normal"/>
    </style:style>
    <style:style style:name="T4" style:family="text">
      <style:text-properties fo:font-variant="normal" fo:text-transform="none" style:font-name="Source Serif Pro" fo:font-size="13.5pt" fo:letter-spacing="normal" fo:font-style="normal" fo:font-weight="normal" officeooo:rsid="0004849c"/>
    </style:style>
    <style:style style:name="T5"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6" style:family="text">
      <style:text-properties fo:font-variant="normal" fo:text-transform="none" style:font-name="Source Serif Pro" fo:font-size="13.5pt" fo:letter-spacing="normal" fo:font-style="normal" fo:font-weight="normal" fo:background-color="transparent" loext:char-shading-value="0"/>
    </style:style>
    <style:style style:name="T7"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8" style:family="text">
      <style:text-properties fo:font-variant="normal" fo:text-transform="none" style:font-name="Source Serif Pro" fo:font-size="13.5pt" fo:letter-spacing="normal" fo:font-style="normal" fo:font-weight="normal" fo:background-color="transparent" loext:char-shading-value="0"/>
    </style:style>
    <style:style style:name="T9" style:family="text">
      <style:text-properties fo:font-variant="normal" fo:text-transform="none" style:font-name="Source Serif Pro" fo:font-size="13.5pt" fo:letter-spacing="normal" fo:font-style="normal" fo:font-weight="normal" loext:padding="0cm" loext:border="none"/>
    </style:style>
    <style:style style:name="T10"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11" style:family="text">
      <style:text-properties fo:font-variant="normal" fo:text-transform="none" fo:color="#ffffff" loext:opacity="100%" style:font-name="Source Serif Pro" fo:font-size="13.5pt" fo:letter-spacing="normal" fo:font-style="normal" fo:font-weight="normal"/>
    </style:style>
    <style:style style:name="T12"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13" style:family="text">
      <style:text-properties fo:font-variant="normal" fo:text-transform="none" fo:color="#ffffff" loext:opacity="100%" style:font-name="Source Serif Pro" fo:font-size="13.5pt" fo:letter-spacing="normal" fo:font-style="normal" fo:font-weight="normal" loext:padding="0cm" loext:border="none"/>
    </style:style>
    <style:style style:name="T14" style:family="text">
      <style:text-properties fo:font-variant="normal" fo:text-transform="none" fo:color="#ffffff" loext:opacity="100%" style:font-name="Source Serif Pro" fo:font-size="13.5pt" fo:letter-spacing="normal" fo:font-style="normal" fo:font-weight="normal" fo:background-color="transparent" loext:char-shading-value="0" loext:padding="0cm" loext:border="none"/>
    </style:style>
    <style:style style:name="T15"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16" style:family="text">
      <style:text-properties fo:font-variant="normal" fo:text-transform="none" fo:color="#ffffff" loext:opacity="100%" style:font-name="Open sans" fo:letter-spacing="normal" fo:font-style="normal" fo:font-weight="normal"/>
    </style:style>
    <style:style style:name="T17" style:family="text">
      <style:text-properties fo:font-variant="normal" fo:text-transform="none" fo:color="#000000" loext:opacity="100%" style:font-name="Source Serif Pro" fo:font-size="13.5pt" fo:letter-spacing="normal" fo:font-style="normal" fo:font-weight="normal"/>
    </style:style>
    <style:style style:name="T18"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19" style:family="text">
      <style:text-properties fo:font-variant="normal" fo:text-transform="none" fo:color="#000000" loext:opacity="100%" style:font-name="Source Serif Pro" fo:font-size="13.5pt" fo:letter-spacing="normal" fo:font-style="normal" fo:font-weight="normal" loext:padding="0cm" loext:border="none"/>
    </style:style>
    <style:style style:name="T20" style:family="text">
      <style:text-properties fo:font-variant="normal" fo:text-transform="none" fo:color="#000000" loext:opacity="100%" style:font-name="Source Serif Pro" fo:font-size="13.5pt" fo:letter-spacing="normal" fo:font-style="normal" fo:font-weight="normal" loext:padding="0cm" loext:border="none"/>
    </style:style>
    <style:style style:name="T21"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2"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3"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4"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25"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style:font-weight-asian="bold" style:font-weight-complex="bold" loext:padding="0cm" loext:border="none"/>
    </style:style>
    <style:style style:name="T26" style:family="text">
      <style:text-properties fo:font-variant="normal" fo:text-transform="none" fo:color="#000000" loext:opacity="100%" style:font-name="Source Serif Pro" fo:font-size="13.5pt" fo:letter-spacing="normal" fo:font-style="normal" fo:font-weight="normal" officeooo:rsid="0011d175" fo:background-color="transparent" loext:char-shading-value="0" loext:padding="0cm" loext:border="none"/>
    </style:style>
    <style:style style:name="T27" style:family="text">
      <style:text-properties fo:font-variant="normal" fo:text-transform="none" fo:color="#000000" loext:opacity="100%" style:font-name="Source Serif Pro" fo:font-size="13.5pt" fo:letter-spacing="normal" fo:font-style="normal" fo:font-weight="normal" officeooo:rsid="001138df" fo:background-color="transparent" loext:char-shading-value="0" style:font-weight-asian="normal" style:font-weight-complex="normal" loext:padding="0cm" loext:border="none"/>
    </style:style>
    <style:style style:name="T28"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loext:padding="0cm" loext:border="none"/>
    </style:style>
    <style:style style:name="T29"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0" style:family="text">
      <style:text-properties fo:font-variant="normal" fo:text-transform="none" fo:color="#000000" loext:opacity="100%" style:font-name="Source Serif Pro" fo:font-size="13.5pt" fo:letter-spacing="normal" fo:font-style="normal" fo:font-weight="normal" officeooo:rsid="0013be33"/>
    </style:style>
    <style:style style:name="T31" style:family="text">
      <style:text-properties fo:font-variant="normal" fo:text-transform="none" fo:color="#000000" loext:opacity="100%" style:font-name="Source Serif Pro" fo:font-size="13.5pt" fo:letter-spacing="normal" fo:font-style="normal" fo:font-weight="normal"/>
    </style:style>
    <style:style style:name="T32"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33"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34"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35" style:family="text">
      <style:text-properties fo:font-variant="normal" fo:text-transform="none" fo:color="#000000" loext:opacity="100%" style:font-name="Raleway" fo:font-size="21.75pt" fo:letter-spacing="normal" fo:font-style="normal" fo:font-weight="normal" officeooo:rsid="00189c8a" fo:background-color="transparent" loext:char-shading-value="0" loext:padding="0cm" loext:border="none"/>
    </style:style>
    <style:style style:name="T36" style:family="text">
      <style:text-properties fo:font-variant="normal" fo:text-transform="none" fo:color="#000000" loext:opacity="100%" style:font-name="Raleway" fo:font-size="13.5pt" fo:letter-spacing="normal" fo:font-style="normal" fo:font-weight="normal"/>
    </style:style>
    <style:style style:name="T37" style:family="text">
      <style:text-properties fo:font-variant="normal" fo:text-transform="none" fo:color="#000000" loext:opacity="100%" style:font-name="Raleway" fo:font-size="13.5pt" fo:letter-spacing="normal" fo:font-style="normal" fo:font-weight="bold"/>
    </style:style>
    <style:style style:name="T38" style:family="text">
      <style:text-properties fo:font-variant="normal" fo:text-transform="none" fo:color="#000000" loext:opacity="100%" style:font-name="Raleway" fo:font-size="13pt" fo:letter-spacing="normal" fo:font-style="normal" fo:font-weight="normal" style:font-size-asian="13pt" style:font-size-complex="13pt"/>
    </style:style>
    <style:style style:name="T39" style:family="text">
      <style:text-properties fo:font-variant="normal" fo:text-transform="none" fo:color="#000000" loext:opacity="100%" style:font-name="Raleway" fo:font-size="13pt" fo:letter-spacing="normal" fo:font-style="normal" fo:font-weight="normal" officeooo:rsid="00189e7d" style:font-size-asian="13pt" style:font-size-complex="13pt"/>
    </style:style>
    <style:style style:name="T40" style:family="text">
      <style:text-properties fo:font-variant="normal" fo:text-transform="none" fo:color="#000000" loext:opacity="100%" style:font-name="Raleway" fo:font-size="13pt" fo:letter-spacing="normal" fo:font-style="italic" fo:font-weight="normal" style:font-size-asian="13pt" style:font-size-complex="13pt"/>
    </style:style>
    <style:style style:name="T41"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2" style:family="text">
      <style:text-properties fo:font-variant="normal" fo:text-transform="none" fo:color="#000000" loext:opacity="100%" style:font-name="Source Serif Pro1" fo:font-size="14pt" fo:letter-spacing="normal" fo:font-style="normal" fo:font-weight="bold" officeooo:rsid="00189c8a" fo:background-color="transparent" loext:char-shading-value="0" style:font-size-asian="14pt" style:font-weight-asian="bold" style:font-size-complex="14pt" style:font-weight-complex="bold" loext:padding="0cm" loext:border="none"/>
    </style:style>
    <style:style style:name="T43" style:family="text">
      <style:text-properties fo:font-variant="normal" fo:text-transform="none" fo:color="#000000" loext:opacity="100%" style:font-name="Open sans" fo:letter-spacing="normal" fo:font-style="normal" fo:font-weight="normal"/>
    </style:style>
    <style:style style:name="T44" style:family="text">
      <style:text-properties fo:font-variant="normal" fo:text-transform="none" fo:color="#000000" loext:opacity="100%" style:font-name="Open sans" fo:letter-spacing="normal" fo:font-style="normal" fo:font-weight="normal" fo:background-color="transparent" loext:char-shading-value="0"/>
    </style:style>
    <style:style style:name="T45" style:family="text">
      <style:text-properties fo:font-variant="normal" fo:text-transform="none" fo:color="#000000" loext:opacity="100%" style:font-name="Open sans" fo:letter-spacing="normal" fo:font-style="normal" fo:font-weight="normal" fo:background-color="transparent" loext:char-shading-value="0"/>
    </style:style>
    <style:style style:name="T46" style:family="text">
      <style:text-properties fo:font-variant="normal" fo:text-transform="none" fo:color="#000000" loext:opacity="100%" style:font-name="Open sans" fo:letter-spacing="normal" fo:font-style="normal" fo:font-weight="normal" officeooo:rsid="003b3a56" fo:background-color="transparent" loext:char-shading-value="0"/>
    </style:style>
    <style:style style:name="T47" style:family="text">
      <style:text-properties fo:font-variant="normal" fo:text-transform="none" fo:color="#000000" loext:opacity="100%" style:font-name="Open sans" fo:letter-spacing="normal" fo:font-style="normal" fo:font-weight="normal" officeooo:rsid="003b3a56" fo:background-color="transparent" loext:char-shading-value="0" style:font-weight-asian="normal" style:font-weight-complex="normal"/>
    </style:style>
    <style:style style:name="T48" style:family="text">
      <style:text-properties fo:font-variant="normal" fo:text-transform="none" fo:color="#000000" loext:opacity="100%" style:font-name="Open sans" fo:letter-spacing="normal" fo:font-style="normal" fo:font-weight="normal" fo:background-color="transparent" loext:char-shading-value="0" style:font-weight-asian="normal" style:font-weight-complex="normal"/>
    </style:style>
    <style:style style:name="T49" style:family="text">
      <style:text-properties fo:font-variant="normal" fo:text-transform="none" fo:color="#000000" loext:opacity="100%" style:font-name="Open sans" fo:letter-spacing="normal" fo:font-style="normal" fo:background-color="transparent" loext:char-shading-value="0"/>
    </style:style>
    <style:style style:name="T50" style:family="text">
      <style:text-properties fo:font-variant="normal" fo:text-transform="none" fo:color="#000000" loext:opacity="100%" style:font-name="Open sans" fo:letter-spacing="normal" fo:font-style="normal" officeooo:rsid="003b3a56" fo:background-color="transparent" loext:char-shading-value="0"/>
    </style:style>
    <style:style style:name="T51"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52"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53"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style:text-blinking="false" fo:background-color="transparent" loext:char-shading-value="0" style:font-size-asian="13pt" style:font-size-complex="13pt"/>
    </style:style>
    <style:style style:name="T54"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officeooo:rsid="00189e7d" style:text-blinking="false" fo:background-color="transparent" loext:char-shading-value="0" style:font-size-asian="13pt" style:font-size-complex="13pt"/>
    </style:style>
    <style:style style:name="T55"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56" style:family="text">
      <style:text-properties fo:font-variant="normal" fo:text-transform="none" style:font-name="Open sans" fo:letter-spacing="normal" fo:font-style="normal" fo:font-weight="normal"/>
    </style:style>
    <style:style style:name="T57" style:family="text">
      <style:text-properties fo:font-weight="normal" fo:background-color="transparent" loext:char-shading-value="0" loext:padding="0cm" loext:border="none"/>
    </style:style>
    <style:style style:name="T58" style:family="text">
      <style:text-properties fo:font-weight="normal" officeooo:rsid="00189c8a" fo:background-color="transparent" loext:char-shading-value="0" loext:padding="0cm" loext:border="none"/>
    </style:style>
    <style:style style:name="T59" style:family="text">
      <style:text-properties style:font-name="Source Serif Pro" fo:background-color="transparent" loext:char-shading-value="0" loext:padding="0cm" loext:border="none"/>
    </style:style>
    <style:style style:name="T60" style:family="text">
      <style:text-properties fo:color="#000000" loext:opacity="100%"/>
    </style:style>
    <style:style style:name="T61" style:family="text">
      <style:text-properties fo:color="#000000" loext:opacity="100%" fo:font-weight="normal" fo:background-color="transparent" loext:char-shading-value="0" loext:padding="0cm" loext:border="none"/>
    </style:style>
    <style:style style:name="T62" style:family="text">
      <style:text-properties fo:color="#000000" loext:opacity="100%" fo:font-weight="normal" officeooo:rsid="0011d175" fo:background-color="transparent" loext:char-shading-value="0" loext:padding="0cm" loext:border="none"/>
    </style:style>
    <style:style style:name="T63" style:family="text">
      <style:text-properties fo:color="#000000" loext:opacity="100%" fo:background-color="transparent" loext:char-shading-value="0"/>
    </style:style>
    <style:style style:name="T64" style:family="text">
      <style:text-properties fo:color="#000000" loext:opacity="100%" fo:background-color="transparent" loext:char-shading-value="0"/>
    </style:style>
    <style:style style:name="T65" style:family="text">
      <style:text-properties fo:color="#000000" loext:opacity="100%" style:font-name="Liberation Mono2" fo:font-size="10.5pt" fo:font-style="normal" fo:font-weight="normal" style:font-size-asian="10.5pt" style:font-style-asian="normal" style:font-weight-asian="normal"/>
    </style:style>
    <style:style style:name="T66" style:family="text">
      <style:text-properties fo:color="#000000" loext:opacity="100%"/>
    </style:style>
    <style:style style:name="T67" style:family="text">
      <style:text-properties fo:background-color="transparent" loext:char-shading-value="0"/>
    </style:style>
    <style:style style:name="T68" style:family="text">
      <style:text-properties fo:background-color="transparent" loext:char-shading-value="0" loext:padding="0cm" loext:border="none"/>
    </style:style>
    <style:style style:name="T69" style:family="text">
      <style:text-properties officeooo:rsid="0011d175" fo:background-color="transparent" loext:char-shading-value="0" loext:padding="0cm" loext:border="none"/>
    </style:style>
    <style:style style:name="T70" style:family="text">
      <style:text-properties fo:background-color="transparent" loext:char-shading-value="0"/>
    </style:style>
    <style:style style:name="T71" style:family="text">
      <style:text-properties fo:font-weight="bold" style:font-weight-asian="bold" style:font-weight-complex="bold"/>
    </style:style>
    <style:style style:name="T72" style:family="text">
      <style:text-properties fo:font-weight="bold" officeooo:rsid="0011d175" fo:background-color="transparent" loext:char-shading-value="0" loext:padding="0cm" loext:border="none"/>
    </style:style>
    <style:style style:name="T73" style:family="text">
      <style:text-properties fo:font-weight="bold" fo:background-color="transparent" loext:char-shading-value="0" style:font-weight-asian="bold" style:font-weight-complex="bold" loext:padding="0cm" loext:border="none"/>
    </style:style>
    <style:style style:name="T74" style:family="text">
      <style:text-properties fo:color="#080808" loext:opacity="100%" style:font-name="Liberation Mono2" fo:font-size="10.5pt" fo:font-style="normal" fo:font-weight="normal" style:font-size-asian="10.5pt" style:font-style-asian="normal" style:font-weight-asian="normal"/>
    </style:style>
    <style:style style:name="T75" style:family="text">
      <style:text-properties fo:color="#080808" loext:opacity="100%" style:font-name="Liberation Mono2" fo:font-size="10.5pt" fo:font-style="normal" fo:font-weight="normal" style:font-size-asian="10.5pt" style:font-style-asian="normal" style:font-weight-asian="normal"/>
    </style:style>
    <style:style style:name="T76" style:family="text">
      <style:text-properties fo:color="#0033b3" loext:opacity="100%" style:font-name="Liberation Mono2" fo:font-size="10.5pt" fo:font-style="normal" fo:font-weight="normal" style:font-size-asian="10.5pt" style:font-style-asian="normal" style:font-weight-asian="normal"/>
    </style:style>
    <style:style style:name="T77" style:family="text">
      <style:text-properties fo:color="#0033b3" loext:opacity="100%" style:font-name="Liberation Mono2" fo:font-size="10.5pt" fo:font-style="normal" fo:font-weight="normal" style:font-size-asian="10.5pt" style:font-style-asian="normal" style:font-weight-asian="normal"/>
    </style:style>
    <style:style style:name="T78" style:family="text">
      <style:text-properties officeooo:rsid="000c5774"/>
    </style:style>
    <style:style style:name="T79" style:family="text">
      <style:text-properties fo:color="#111111" loext:opacity="100%" fo:font-weight="bold" fo:background-color="transparent" loext:char-shading-value="0" loext:padding="0cm" loext:border="none"/>
    </style:style>
    <style:style style:name="T80" style:family="text">
      <style:text-properties fo:color="#111111" loext:opacity="100%" fo:background-color="transparent" loext:char-shading-value="0" loext:padding="0cm" loext:border="none"/>
    </style:style>
    <style:style style:name="T81" style:family="text">
      <style:text-properties fo:color="#111111" loext:opacity="100%" fo:font-weight="normal" fo:background-color="transparent" loext:char-shading-value="0" loext:padding="0cm" loext:border="none"/>
    </style:style>
    <style:style style:name="T82" style:family="text">
      <style:text-properties style:font-name="Source Serif Pro1" fo:font-weight="normal" officeooo:rsid="00104b4c" fo:background-color="transparent" loext:char-shading-value="0" style:font-weight-asian="normal" style:font-weight-complex="normal" loext:padding="0cm" loext:border="none"/>
    </style:style>
    <style:style style:name="T83" style:family="text">
      <style:text-properties style:font-name="Source Serif Pro1" fo:font-weight="normal" officeooo:rsid="001138df" fo:background-color="transparent" loext:char-shading-value="0" style:font-weight-asian="normal" style:font-weight-complex="normal" loext:padding="0cm" loext:border="none"/>
    </style:style>
    <style:style style:name="T84" style:family="text">
      <style:text-properties style:font-name="Raleway" fo:font-size="13.5pt" fo:font-style="normal" fo:font-weight="normal"/>
    </style:style>
    <style:style style:name="T85" style:family="text">
      <style:text-properties style:font-name="Raleway" fo:font-size="13pt" fo:font-weight="bold" fo:background-color="transparent" loext:char-shading-value="0" style:font-size-asian="13pt" style:font-size-complex="13pt" loext:padding="0cm" loext:border="none"/>
    </style:style>
    <style:style style:name="T86" style:family="text">
      <style:text-properties style:font-name="Raleway" fo:font-size="13pt" fo:font-weight="normal" fo:background-color="transparent" loext:char-shading-value="0" style:font-size-asian="13pt" style:font-size-complex="13pt" loext:padding="0cm" loext:border="none"/>
    </style:style>
    <style:style style:name="T87" style:family="text">
      <style:text-properties style:font-name="Raleway" fo:font-size="13pt" fo:font-style="normal" fo:background-color="transparent" loext:char-shading-value="0" style:font-size-asian="13pt" style:font-size-complex="13pt" loext:padding="0cm" loext:border="none"/>
    </style:style>
    <style:style style:name="T88" style:family="text">
      <style:text-properties fo:font-style="normal"/>
    </style:style>
    <style:style style:name="T89" style:family="text"/>
    <style:style style:name="T90" style:family="text">
      <style:text-properties fo:color="#067d17" loext:opacity="100%" style:font-name="Liberation Mono2" fo:font-size="10.5pt" fo:font-style="normal" fo:font-weight="normal" style:font-size-asian="10.5pt" style:font-style-asian="normal" style:font-weight-asian="normal"/>
    </style:style>
    <style:style style:name="T91" style:family="text">
      <style:text-properties style:font-name="Liberation Mono2" fo:font-size="10.5pt" fo:font-style="normal" fo:font-weight="normal" style:font-size-asian="10.5pt" style:font-style-asian="normal" style:font-weight-asian="normal"/>
    </style:style>
    <style:style style:name="T92" style:family="text">
      <style:text-properties style:font-name="Source Serif Pro1"/>
    </style:style>
    <style:style style:name="T93" style:family="text">
      <style:text-properties style:font-name="Source Serif Pro1" fo:font-size="13.6000003814697pt" style:font-size-asian="13.6000003814697pt" style:font-size-complex="13.6000003814697pt"/>
    </style:style>
    <style:style style:name="T94" style:family="text">
      <style:text-properties style:font-name="Source Serif Pro1" fo:font-size="13.5pt" style:font-size-asian="13.5pt" style:font-size-complex="13.5pt"/>
    </style:style>
    <style:style style:name="T95" style:family="text">
      <style:text-properties style:font-name="Source Serif Pro1" fo:font-size="12pt" style:font-size-asian="12pt" style:font-size-complex="12pt"/>
    </style:style>
    <style:style style:name="T96" style:family="text">
      <style:text-properties officeooo:rsid="003718fa"/>
    </style:style>
    <style:style style:name="T97" style:family="text">
      <style:text-properties style:font-name="Liberation Serif" fo:font-size="14pt" fo:font-weight="bold" officeooo:rsid="003718fa" style:font-name-asian="Noto Serif CJK SC" style:font-size-asian="14pt" style:font-weight-asian="bold" style:font-name-complex="Lohit Devanagari1" style:font-size-complex="14pt" style:font-weight-complex="bold"/>
    </style:style>
    <style:style style:name="T98" style:family="text">
      <style:text-properties style:font-name="Liberation Serif" fo:font-size="14pt" officeooo:rsid="003718fa" style:font-name-asian="Noto Serif CJK SC" style:font-size-asian="14pt" style:font-name-complex="Lohit Devanagari1" style:font-size-complex="14pt"/>
    </style:style>
    <style:style style:name="T99" style:family="text">
      <style:text-properties fo:color="#8c8c8c" loext:opacity="100%" style:font-name="Liberation Mono2" fo:font-size="10.5pt" fo:font-style="italic" fo:font-weight="normal" style:font-size-asian="10.5pt" style:font-style-asian="italic" style:font-weight-asian="normal"/>
    </style:style>
    <style:style style:name="T100" style:family="text">
      <style:text-properties fo:color="#8c8c8c" loext:opacity="100%" style:font-name="Liberation Mono2" fo:font-size="10.5pt" fo:font-style="italic" fo:font-weight="normal" fo:background-color="transparent" loext:char-shading-value="0" style:font-size-asian="10.5pt" style:font-style-asian="italic" style:font-weight-asian="normal"/>
    </style:style>
    <style:style style:name="T101" style:family="text">
      <style:text-properties fo:color="#008dde" loext:opacity="100%" style:font-name="Liberation Mono2" fo:font-size="10.5pt" fo:font-style="italic" fo:font-weight="normal" style:font-size-asian="10.5pt" style:font-style-asian="italic"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ceitos SpringBOOT JAVA</text:p>
      <text:p text:style-name="P2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2"><text:a xlink:type="simple" xlink:href="#__RefHeading___Toc8936_409592925" text:style-name="Index_20_Link" text:visited-style-name="Index_20_Link">Migrations<text:tab/>1</text:a></text:p>
          <text:p text:style-name="P22"><text:a xlink:type="simple" xlink:href="#__RefHeading___Toc8938_409592925" text:style-name="Index_20_Link" text:visited-style-name="Index_20_Link">Utilizando método oculto para requisições HTTP com HTML<text:tab/>6</text:a></text:p>
          <text:p text:style-name="P22"><text:a xlink:type="simple" xlink:href="#__RefHeading___Toc8941_409592925" text:style-name="Index_20_Link" text:visited-style-name="Index_20_Link">Tipos de Exceções verificadas e não verificadas<text:tab/>7</text:a></text:p>
          <text:p text:style-name="P31"><text:a xlink:type="simple" xlink:href="#__RefHeading___Toc5520_1397632733" text:style-name="Index_20_Link" text:visited-style-name="Index_20_Link">Exceções verificadas:<text:tab/>7</text:a></text:p>
          <text:p text:style-name="P31"><text:a xlink:type="simple" xlink:href="#__RefHeading___Toc5522_1397632733" text:style-name="Index_20_Link" text:visited-style-name="Index_20_Link">Exceções não verificadas:<text:tab/>8</text:a></text:p>
          <text:p text:style-name="P31"><text:a xlink:type="simple" xlink:href="#__RefHeading___Toc5524_1397632733" text:style-name="Index_20_Link" text:visited-style-name="Index_20_Link">Quando usar exceções verificadas e exceções não verificadas<text:tab/>9</text:a></text:p>
          <text:p text:style-name="P31"><text:a xlink:type="simple" xlink:href="#__RefHeading___Toc5534_1397632733" text:style-name="Index_20_Link" text:visited-style-name="Index_20_Link">Ocultando a Stack trace no spring:<text:tab/>9</text:a></text:p>
          <text:p text:style-name="P22"><text:a xlink:type="simple" xlink:href="#__RefHeading___Toc5526_1397632733" text:style-name="Index_20_Link" text:visited-style-name="Index_20_Link">Java reflection e performance<text:tab/>10</text:a></text:p>
          <text:p text:style-name="P31"><text:a xlink:type="simple" xlink:href="#__RefHeading___Toc5528_1397632733" text:style-name="Index_20_Link" text:visited-style-name="Index_20_Link">1. Como Usar Reflexão em Java :<text:tab/>10</text:a></text:p>
          <text:p text:style-name="P31"><text:a xlink:type="simple" xlink:href="#__RefHeading___Toc5376_1397632733" text:style-name="Index_20_Link" text:visited-style-name="Index_20_Link">Exemplo 2: Modificando um Atributo Privado<text:tab/>12</text:a></text:p>
          <text:p text:style-name="P31"><text:a xlink:type="simple" xlink:href="#__RefHeading___Toc5376_13976327331" text:style-name="Index_20_Link" text:visited-style-name="Index_20_Link">Exemplo 3: Invocando métodos dinamicamente<text:tab/>12</text:a></text:p>
          <text:p text:style-name="P31"><text:a xlink:type="simple" xlink:href="#__RefHeading___Toc5530_1397632733" text:style-name="Index_20_Link" text:visited-style-name="Index_20_Link"><text:span text:style-name="T88">I</text:span></text:a><text:a xlink:type="simple" xlink:href="#__RefHeading___Toc5530_1397632733" text:style-name="Index_20_Link" text:visited-style-name="Index_20_Link"><text:span text:style-name="T88">mpactos no desempenho</text:span></text:a><text:a xlink:type="simple" xlink:href="#__RefHeading___Toc5530_1397632733" text:style-name="Index_20_Link" text:visited-style-name="Index_20_Link"><text:tab/>13</text:a></text:p>
          <text:p text:style-name="P31"><text:a xlink:type="simple" xlink:href="#__RefHeading___Toc5532_1397632733" text:style-name="Index_20_Link" text:visited-style-name="Index_20_Link">Otimizando o código<text:tab/>13</text:a></text:p>
        </text:index-body>
      </text:table-of-content>
      <text:p text:style-name="P25"/>
      <text:p text:style-name="P24"/>
      <text:p text:style-name="P20"><text:span text:style-name="T1">pesquisar : </text:span><text:span text:style-name="T2">Virtual Threads, introduzidas no Java 21</text:span></text:p>
      <text:h text:style-name="P32" text:outline-level="2"><text:bookmark-start text:name="__RefHeading___Toc8936_409592925"/>Migrations<text:bookmark-end text:name="__RefHeading___Toc8936_409592925"/></text:h>
      <text:p text:style-name="P17"><text:span text:style-name="T4">Podemos </text:span><text:span text:style-name="T3">utilizar ferramentas para fazer esse controle e execução dos scripts no banco de dados. É comum darmos o nome de migrations ou ferramentas de migrações, a esses processos que registram todas as atualizações no banco de dados. O seu uso pode ser vantajoso pelos seguintes aspectos:</text:span></text:p>
      <text:p text:style-name="P17"><text:span text:style-name="Source_20_Text"><text:span text:style-name="T10">Controle de versão</text:span></text:span><text:span text:style-name="T6">: As migrações de banco de dados permitem que você controle as alterações no esquema do banco de dados ao longo do tempo. Cada migração representa uma alteração específica, como adição de tabelas, colunas ou índices, alteração de tipos de dados, etc. Isso facilita o controle e o rastreamento das mudanças, especialmente em projetos com equipes de desenvolvimento colaborativas, onde várias pessoas podem estar trabalhando no banco de dados simultaneamente.</text:span></text:p>
      <text:list xml:id="list2011639714" text:style-name="L1">
        <text:list-item>
          <text:p text:style-name="P40"><text:span text:style-name="Source_20_Text"><text:span text:style-name="T33">Reprodutibilidade e consistência</text:span></text:span><text:span text:style-name="T32">: </text:span><text:span text:style-name="T21">As migrações são arquivos de código que podem ser executados em diferentes ambientes, como desenvolvimento, teste e produção. Isso garante que o esquema do banco de dados seja reproduzido de forma consistente em todos os </text:span><text:soft-page-break/><text:span text:style-name="T21">ambientes, evitando discrepâncias e problemas causados por diferenças na estrutura do banco de dados.</text:span></text:p>
          <text:p text:style-name="P44"/>
        </text:list-item>
        <text:list-item>
          <text:p text:style-name="P40"><text:span text:style-name="Source_20_Text"><text:span text:style-name="T33">Colaboração em equipe</text:span></text:span><text:span text:style-name="T32">: </text:span><text:span text:style-name="T21">As migrações facilitam a colaboração entre membros da equipe de desenvolvimento. Cada membro pode criar sua própria migração para implementar uma alteração específica e, quando combinadas, essas migrações são aplicadas em ordem cronológica para atualizar o esquema do banco de dados. Isso permite que várias alterações sejam implementadas simultaneamente sem conflitos, facilitando o trabalho em equipe.</text:span></text:p>
          <text:p text:style-name="P44"/>
        </text:list-item>
        <text:list-item>
          <text:p text:style-name="P40"><text:span text:style-name="Source_20_Text"><text:span text:style-name="T33">Implantação simplificada</text:span></text:span><text:span text:style-name="T32">:</text:span><text:span text:style-name="T21"> É possível automatizar o processo de implantação de alterações no esquema. As migrações podem ser executadas em uma sequência determinada, garantindo que cada alteração seja aplicada corretamente. Isso simplifica o processo de implantação e reduz os erros humanos que podem ocorrer ao executar manualmente as alterações no banco de dados.</text:span></text:p>
          <text:p text:style-name="P44"/>
        </text:list-item>
        <text:list-item>
          <text:p text:style-name="P40"><text:span text:style-name="Source_20_Text"><text:span text:style-name="T33">Reversão de alterações</text:span></text:span><text:span text:style-name="T32">:</text:span><text:span text:style-name="T21"> Em caso de problemas ou erros, as migrações de banco de dados também permitem reverter as alterações. Cada migração pode ter um script para desfazer a alteração correspondente, permitindo retornar ao estado anterior do banco de dados de forma controlada e segura.</text:span></text:p>
          <text:p text:style-name="P44"/>
        </text:list-item>
        <text:list-item>
          <text:p text:style-name="P40"><text:span text:style-name="Source_20_Text"><text:span text:style-name="T33">Documentação do histórico</text:span></text:span><text:span text:style-name="T32">:</text:span><text:span text:style-name="T21"> Migrações servem como documentação do histórico de alterações no esquema do banco de dados. É possível revisar as migrações anteriores para entender como o esquema evoluiu ao longo do tempo e acompanhar as alterações feitas no banco de dados.</text:span></text:p>
          <text:p text:style-name="P44"/>
        </text:list-item>
      </text:list>
      <text:p text:style-name="P6">Com relação a ferramentas para implementar migrações, podemos citar como exemplo o <text:span text:style-name="T71">Flyway</text:span>, que é uma ferramenta de código aberto, projetada para simplificar e automatizar o gerenciamento de versões do esquema do banco de dados. Ela permite que você versione e aplique alterações incrementais no esquema do banco de dados de forma controlada e consistente ao longo do tempo.</text:p>
      <text:p text:style-name="P16"><text:span text:style-name="T67"><text:line-break/></text:span><text:span text:style-name="T3">Com o Flyway, você pode definir as alterações do esquema do banco de dados em arquivos de script, os chamados "migrations". Cada </text:span><text:soft-page-break/><text:span text:style-name="T3">migration representa uma alteração específica no esquema, como a criação de tabelas, a adição de colunas ou a execução de scripts SQL.</text:span></text:p>
      <text:p text:style-name="P9">Para utilizá-lo no seu projeto Java, além das dependências do driver do banco de dados e da JPA, é necessário que seja adicionada a dependência do Flyway:</text:p>
      <text:p text:style-name="P15"><text:span text:style-name="T51">&lt;</text:span><text:span text:style-name="T76">dependency</text:span><text:span text:style-name="T74">&gt;</text:span><text:line-break/><text:span text:style-name="T74"><text:tab/>&lt;</text:span><text:span text:style-name="T76">groupId</text:span><text:span text:style-name="T74">&gt;org.flywaydb&lt;/</text:span><text:span text:style-name="T76">groupId</text:span><text:span text:style-name="T74">&gt;</text:span><text:line-break/><text:span text:style-name="T74"><text:tab/>&lt;</text:span><text:span text:style-name="T76">artifactId</text:span><text:span text:style-name="T74">&gt;flyway-core&lt;/</text:span><text:span text:style-name="T76">artifactId</text:span><text:span text:style-name="T74">&gt;</text:span><text:line-break/><text:span text:style-name="T74">&lt;/</text:span><text:span text:style-name="T76">dependency</text:span><text:span text:style-name="T74">&gt;</text:span></text:p>
      <text:p text:style-name="P5"/>
      <text:p text:style-name="P5">Além disso, se estiver utilizando o MySQL, é necessário incluir também o flyway-mysql:</text:p>
      <text:p text:style-name="P8"/>
      <text:p text:style-name="P15"><text:span text:style-name="T74">&lt;</text:span><text:span text:style-name="T76">dependency</text:span><text:span text:style-name="T74">&gt;</text:span><text:line-break/><text:span text:style-name="T74"><text:tab/>&lt;</text:span><text:span text:style-name="T76">groupId</text:span><text:span text:style-name="T74">&gt;org.flywaydb&lt;/</text:span><text:span text:style-name="T76">groupId</text:span><text:span text:style-name="T74">&gt;</text:span><text:line-break/><text:span text:style-name="T74"><text:tab/>&lt;</text:span><text:span text:style-name="T76">artifactId</text:span><text:span text:style-name="T74">&gt;flyway-mysql&lt;/</text:span><text:span text:style-name="T76">artifactId</text:span><text:span text:style-name="T74">&gt;</text:span><text:line-break/><text:span text:style-name="T74">&lt;/</text:span><text:span text:style-name="T76">dependency</text:span><text:span text:style-name="T74">&gt;</text:span><text:line-break/></text:p>
      <text:p text:style-name="P14"/>
      <text:p text:style-name="P2">Dentro do projeto Spring, no diretório resources, é necessário ter um subdiretório db e dentro dele um outro chamado migration, onde serão incluidos os scripts. Por exemplo:</text:p>
      <text:p text:style-name="P13"/>
      <text:p text:style-name="P13"><draw:frame draw:style-name="fr1" draw:name="Figura1" text:anchor-type="char" svg:x="0.894cm" svg:y="-0.233cm" svg:width="13.256cm" svg:height="5.027cm" draw:z-index="0"><draw:image xlink:href="Pictures/10000001000001F5000000BE63290A0592CE6E33.png" xlink:type="simple" xlink:show="embed" xlink:actuate="onLoad" draw:mime-type="image/png"/></draw:frame></text:p>
      <text:p text:style-name="P13"/>
      <text:p text:style-name="P13"/>
      <text:p text:style-name="P13"/>
      <text:p text:style-name="P13"/>
      <text:p text:style-name="P13"/>
      <text:p text:style-name="P13"/>
      <text:p text:style-name="P2">Dentro desse arquivo, deve ser colocado exatamente o comando que será executado.<text:span text:style-name="T78">por ex: a criação de uma tabela, um script de dml e etc.</text:span></text:p>
      <text:p text:style-name="P2"><draw:frame draw:style-name="fr1" draw:name="Figura2" text:anchor-type="char" svg:x="0.192cm" svg:y="0.201cm" svg:width="15.187cm" svg:height="8.625cm" draw:z-index="1"><draw:image xlink:href="Pictures/100000010000023E000001467D7DEC790D39074A.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7"/>
      <text:p text:style-name="P2"><text:span text:style-name="T67">Observe que a nomenclatura do arquivo segue um padrão. Esse padrão é primeiro a letra "V", depois é o número da versão, em seguida underline duas vezes </text:span><text:span text:style-name="Source_20_Text"><text:span text:style-name="T68">__</text:span></text:span><text:span text:style-name="T67">, </text:span><text:span text:style-name="Strong_20_Emphasis"><text:span text:style-name="T57">depois uma descrição do comando e por fim a extensão ".sql": </text:span></text:span><text:span text:style-name="Strong_20_Emphasis"><text:span text:style-name="Source_20_Text"><text:span text:style-name="T59">V{numero}__{nome do comando}.sql</text:span></text:span></text:span><text:span text:style-name="Strong_20_Emphasis"><text:span text:style-name="T57">.</text:span></text:span></text:p>
      <text:p text:style-name="P2"><text:span text:style-name="Strong_20_Emphasis"><text:span text:style-name="T57">Ao executar a aplicação, você observará alguns logs referente às migrations:</text:span></text:span></text:p>
      <text:p text:style-name="P2"><draw:frame draw:style-name="fr1" draw:name="Figura3" text:anchor-type="char" svg:x="0cm" svg:y="0.46cm" svg:width="17cm" svg:height="4.092cm" draw:z-index="2"><draw:image xlink:href="Pictures/1000000100000311000000BD159A0DA2BC976977.png" xlink:type="simple" xlink:show="embed" xlink:actuate="onLoad" draw:mime-type="image/png"/></draw:frame><text:span text:style-name="Strong_20_Emphasis"><text:span text:style-name="T61"/></text:span></text:p>
      <text:p text:style-name="P2"><text:span text:style-name="Strong_20_Emphasis"><text:span text:style-name="T61"/></text:span></text:p>
      <text:p text:style-name="P2"><text:span text:style-name="Strong_20_Emphasis"><text:span text:style-name="T57">Na primeira linha ele identifica a string de conexão com o banco de dados;</text:span></text:span></text:p>
      <text:list xml:id="list1133507577" text:style-name="L2">
        <text:list-item>
          <text:p text:style-name="P46">Na segunda linha já indica que foi identificada no projeto uma migração válida para ser executada no banco;</text:p>
          <text:p text:style-name="P46"/>
        </text:list-item>
        <text:list-item>
          <text:p text:style-name="P52"><text:soft-page-break/><text:span text:style-name="T21">A terceira linha demonstra que foi criado no banco uma tabela chamada </text:span><text:span text:style-name="Source_20_Text"><text:span text:style-name="T33">flyway_schema_history</text:span></text:span><text:span text:style-name="T32"> </text:span><text:span text:style-name="T21">que irá conter o histórico das migrações executadas no banco;</text:span></text:p>
          <text:p text:style-name="P46"/>
        </text:list-item>
        <text:list-item>
          <text:p text:style-name="P46">A quarta linha identifica que o banco estava vazio, não foi executada ainda nenhuma migração;</text:p>
          <text:p text:style-name="P46"/>
        </text:list-item>
        <text:list-item>
          <text:p text:style-name="P52"><text:span text:style-name="T21">A quinta linha executa a migration denominada </text:span><text:span text:style-name="Source_20_Text"><text:span text:style-name="T22">criar_tabela_filmes</text:span></text:span><text:span text:style-name="T21">;</text:span></text:p>
          <text:p text:style-name="P46"/>
        </text:list-item>
        <text:list-item>
          <text:p text:style-name="P47">A última linha informa que agora o banco já está na versão v1, com a execução dessa migração.</text:p>
        </text:list-item>
      </text:list>
      <text:p text:style-name="P6">E assim, caso fosse criado um novo script v2, automaticamente a aplicação iria identificar e já executar a migração no banco, mantendo a tabela de histórico atualizada. Para visualizar essa tabela de histórico, basta executar o comando abaixo:</text:p>
      <text:p text:style-name="P1"><text:span text:style-name="Strong_20_Emphasis"><text:span text:style-name="Source_20_Text"><text:span text:style-name="T79">select</text:span></text:span></text:span><text:span text:style-name="Strong_20_Emphasis"><text:span text:style-name="Source_20_Text"><text:span text:style-name="T80"> * </text:span></text:span></text:span><text:span text:style-name="Strong_20_Emphasis"><text:span text:style-name="Source_20_Text"><text:span text:style-name="T79">from</text:span></text:span></text:span><text:span text:style-name="Strong_20_Emphasis"><text:span text:style-name="Source_20_Text"><text:span text:style-name="T80"> flyway_schema_history;</text:span></text:span></text:span></text:p>
      <text:p text:style-name="P2"><text:span text:style-name="Strong_20_Emphasis"><text:span text:style-name="T61"/></text:span></text:p>
      <text:p text:style-name="P2"><text:span text:style-name="Strong_20_Emphasis"><text:span text:style-name="T61"/></text:span></text:p>
      <text:p text:style-name="P2"><text:span text:style-name="Strong_20_Emphasis"><text:span text:style-name="T61"/></text:span></text:p>
      <text:p text:style-name="P2"><text:span text:style-name="Strong_20_Emphasis"><text:span text:style-name="T61"/></text:span></text:p>
      <text:p text:style-name="P2"><text:span text:style-name="Strong_20_Emphasis"><text:span text:style-name="T81">É importante ressaltar, que mesmo que um campo tenha sido criado errado, por exemplo, o gênero ao invés de varchar deveria ter sido int, a alteração do mesmo deverá ser feita em outro arquivo de migração. Editar o arquivo V1 não fará com que a tabela seja ajustada automaticamente, muito pelo contrário, possivelmente você verá um erro na execução do projeto, indicando que a validação das migrações falharam, conforme exemplo abaixo:</text:span></text:span></text:p>
      <text:p text:style-name="P2"><text:span text:style-name="Strong_20_Emphasis"><text:span text:style-name="T81"/></text:span></text:p>
      <text:p text:style-name="P2"><draw:frame draw:style-name="fr2" draw:name="Figura4" text:anchor-type="char" svg:width="17cm" svg:height="2.491cm" draw:z-index="3"><draw:image xlink:href="Pictures/100000010000032C000000778A720751C169F4AB.png" xlink:type="simple" xlink:show="embed" xlink:actuate="onLoad" draw:mime-type="image/png"/></draw:frame><text:span text:style-name="Strong_20_Emphasis"><text:span text:style-name="T81"/></text:span></text:p>
      <text:p text:style-name="P2"><text:span text:style-name="Strong_20_Emphasis"><text:span text:style-name="T57"/></text:span></text:p>
      <text:h text:style-name="Heading_20_2" text:outline-level="2"><text:bookmark-start text:name="__RefHeading___Toc8938_409592925"/><text:soft-page-break/><text:span text:style-name="Strong_20_Emphasis"><text:span text:style-name="T82">Utilizando método oculto </text:span></text:span><text:span text:style-name="Strong_20_Emphasis"><text:span text:style-name="T83">para requisições HTTP com HTML</text:span></text:span><text:bookmark-end text:name="__RefHeading___Toc8938_409592925"/></text:h>
      <text:p text:style-name="P21"><text:span text:style-name="Strong_20_Emphasis"><text:span text:style-name="T27"/></text:span></text:p>
      <text:p text:style-name="P21"><text:span text:style-name="Strong_20_Emphasis"><text:span text:style-name="T27">P</text:span></text:span><text:span text:style-name="Strong_20_Emphasis"><text:span text:style-name="T26">recisaremos implementar a exclusão de filmes, para isso, teremos que enviar uma requisição do tipo DELETE.</text:span></text:span></text:p>
      <text:p text:style-name="P18"><text:span text:style-name="T17">Para que seja possível fazer isso,</text:span><text:span text:style-name="T30">temos que adicionar</text:span><text:span text:style-name="T17"> uma propriedade no arquivo</text:span><text:span text:style-name="T21"> </text:span><text:span text:style-name="Source_20_Text"><text:span text:style-name="T33">application.properties</text:span></text:span><text:span text:style-name="Source_20_Text"><text:span text:style-name="T24">: </text:span></text:span></text:p>
      <text:p text:style-name="P18"><text:span text:style-name="Source_20_Text"><text:span text:style-name="T24"/></text:span></text:p>
      <text:p text:style-name="P3"><text:span text:style-name="Strong_20_Emphasis"><text:span text:style-name="Source_20_Text"><text:span text:style-name="T69">spring.mvc.hiddenmethod.filter.enabled=</text:span></text:span></text:span><text:span text:style-name="Strong_20_Emphasis"><text:span text:style-name="Source_20_Text"><text:span text:style-name="T72">true</text:span></text:span></text:span></text:p>
      <text:p text:style-name="P4"><text:span text:style-name="Strong_20_Emphasis"><text:span text:style-name="T62"/></text:span></text:p>
      <text:p text:style-name="P2"><text:span text:style-name="Strong_20_Emphasis"><text:span text:style-name="T57">O filtro "</text:span></text:span><text:span text:style-name="Strong_20_Emphasis"><text:span text:style-name="T73">spring.mvc.hiddenmethod.filter</text:span></text:span><text:span text:style-name="Strong_20_Emphasis"><text:span text:style-name="T57">", que por padrão vem desabilitado, é usado para tratar requisições HTTP em que o método HTTP utilizado é definido no corpo da requisição, em vez de ser especificado diretamente na URL ou no verbo HTTP. Ele permite que você especifique o método que deseja executar através de um parâmetro oculto no corpo da requisição.</text:span></text:span></text:p>
      <text:p text:style-name="P2"><text:span text:style-name="Strong_20_Emphasis"><text:span text:style-name="T57"/></text:span></text:p>
      <text:p text:style-name="P45">Ao configurar o filtro</text:p>
      <text:p text:style-name="P45"/>
      <text:p text:style-name="P19"><text:span text:style-name="Source_20_Text"><text:span text:style-name="T33">spring.mvc.hiddenmethod.filter.enabled=true</text:span></text:span><text:span text:style-name="T21"> no Spring MVC, ele intercepta as requisições e examina o corpo da requisição em busca desse parâmetro oculto, que normalmente é chamado "</text:span><text:span text:style-name="T32">_method</text:span><text:span text:style-name="T21">". Se ele encontrar esse parâmetro, o filtro altera o método da requisição para corresponder ao valor especificado nesse parâmetro.</text:span></text:p>
      <text:p text:style-name="P6">Esse recurso é útil em situações em que você deseja fazer uma requisição que não seja GET ou POST, que são as padrões suportadas no <text:span text:style-name="T71">html</text:span> ao utilizar a <text:span text:style-name="T71">tag form method</text:span>, por exemplo. Ao usar o filtro "spring.mvc.hiddenmethod.filter" e enviar uma requisição POST com o parâmetro oculto "_method" definido como "DELETE" ou "PUT", o filtro interpreta e executa a ação apropriada no servidor.</text:p>
      <text:p text:style-name="P2"><text:span text:style-name="Strong_20_Emphasis"><text:span text:style-name="T61"/></text:span></text:p>
      <text:h text:style-name="P33" text:outline-level="2"><text:span text:style-name="Strong_20_Emphasis"/></text:h>
      <text:h text:style-name="P34" text:outline-level="2"><text:bookmark-start text:name="__RefHeading___Toc8941_409592925"/><text:span text:style-name="Strong_20_Emphasis">Tipos de Exceções</text:span> verificadas e não verificadas<text:bookmark-end text:name="__RefHeading___Toc8941_409592925"/></text:h>
      <text:p text:style-name="P23"/>
      <text:p text:style-name="P10"><text:span text:style-name="Strong_20_Emphasis"><text:span text:style-name="T57">Em Java, as exceções são divididas em </text:span></text:span><text:span text:style-name="Strong_20_Emphasis"><text:span text:style-name="T68">verificadas (checked)</text:span></text:span><text:span text:style-name="Strong_20_Emphasis"><text:span text:style-name="T57"> e </text:span></text:span><text:span text:style-name="Strong_20_Emphasis"><text:span text:style-name="T68">não verificadas (unchecked)</text:span></text:span><text:span text:style-name="Strong_20_Emphasis"><text:span text:style-name="T57">. A diferença principal está na obrigação de tratamento pelo compilador.</text:span></text:span></text:p>
      <text:h text:style-name="Heading_20_3" text:outline-level="3"><text:bookmark-start text:name="__RefHeading___Toc5520_1397632733"/><text:span text:style-name="Strong_20_Emphasis">Exceções verificadas:</text:span><text:bookmark-end text:name="__RefHeading___Toc5520_1397632733"/></text:h>
      <text:p text:style-name="P27"><text:span text:style-name="T38">Em geral, exceções verificadas representam erros fora do controle do programa. Por exemplo, o construtor de </text:span><text:a xlink:type="simple" xlink:href="https://docs.oracle.com/en/java/javase/21/docs/api/java.base/java/io/FileInputStream.html#%3Cinit%3E(java.io.File)" text:style-name="Internet_20_link" text:visited-style-name="Visited_20_Internet_20_Link"><text:span text:style-name="Emphasis"><text:span text:style-name="T53">FileInputStream</text:span></text:span></text:a><text:span text:style-name="T38"> lança </text:span><text:span text:style-name="T40">FileNotFoundException</text:span><text:span text:style-name="T38"> se o arquivo de entrada não existir.</text:span></text:p>
      <text:p text:style-name="P27"><text:span text:style-name="Strong_20_Emphasis"><text:span text:style-name="T37">Java verifica exceções verificadas em tempo de compilação.</text:span></text:span></text:p>
      <text:p text:style-name="P27"><text:span text:style-name="T38">Portanto, devemos usar a palavra-chave </text:span><text:a xlink:type="simple" xlink:href="https://www.baeldung.com/java-throw-throws" text:style-name="Internet_20_link" text:visited-style-name="Visited_20_Internet_20_Link"><text:span text:style-name="Emphasis"><text:span text:style-name="T53">throws</text:span></text:span></text:a><text:span text:style-name="T38"> para declarar uma exceção verificada, </text:span><text:span text:style-name="T39">ou usar um bloco try-catch.</text:span></text:p>
      <text:p text:style-name="P27"><text:span text:style-name="T39">Algumas </text:span><text:a xlink:type="simple" xlink:href="https://www.baeldung.com/java-common-exceptions" text:style-name="Internet_20_link" text:visited-style-name="Visited_20_Internet_20_Link"><text:span text:style-name="T54">exceções verificadas comuns</text:span></text:a><text:span text:style-name="T39"> em Java são </text:span><text:span text:style-name="Emphasis"><text:span text:style-name="T39">IOException</text:span></text:span><text:span text:style-name="T39"> , </text:span><text:span text:style-name="Emphasis"><text:span text:style-name="T39">SQLException</text:span></text:span><text:span text:style-name="T39"> <text:s/>e </text:span><text:span text:style-name="Emphasis"><text:span text:style-name="T39">ParseException</text:span></text:span><text:span text:style-name="T39"> .</text:span></text:p>
      <text:p text:style-name="P27"><text:span text:style-name="T38">A classe </text:span><text:a xlink:type="simple" xlink:href="https://docs.oracle.com/en/java/javase/21/docs/api/java.base/java/lang/Exception.html" text:style-name="Internet_20_link" text:visited-style-name="Visited_20_Internet_20_Link"><text:span text:style-name="Emphasis"><text:span text:style-name="T53">Exception</text:span></text:span></text:a><text:span text:style-name="T38"> é a superclasse de exceções verificadas, então podemos </text:span><text:a xlink:type="simple" xlink:href="https://www.baeldung.com/java-new-custom-exception" text:style-name="Internet_20_link" text:visited-style-name="Visited_20_Internet_20_Link"><text:span text:style-name="T53">criar uma exceção verificada personalizada</text:span></text:a><text:span text:style-name="T38"> estendendo </text:span><text:span text:style-name="Emphasis"><text:span text:style-name="T38">Exception</text:span></text:span><text:span text:style-name="T38"> :</text:span></text:p>
      <text:p text:style-name="P51"><draw:frame draw:style-name="fr1" draw:name="Figura41" text:anchor-type="char" svg:x="0.543cm" svg:y="0.316cm" svg:width="15.228cm" svg:height="11.197cm" draw:z-index="4"><draw:image xlink:href="Pictures/1000000100000255000001B70D0F6700D053C4A6.png" xlink:type="simple" xlink:show="embed" xlink:actuate="onLoad" draw:mime-type="image/png"/></draw:frame></text:p>
      <text:p text:style-name="P10"><text:span text:style-name="Strong_20_Emphasis"><text:span text:style-name="T57"/></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h text:style-name="Heading_20_3" text:outline-level="3"><text:bookmark-start text:name="__RefHeading___Toc5522_1397632733"/><text:soft-page-break/><text:span text:style-name="Strong_20_Emphasis">Exceções não verificadas:</text:span><text:bookmark-end text:name="__RefHeading___Toc5522_1397632733"/></text:h>
      <text:p text:style-name="P23"><text:span text:style-name="Strong_20_Emphasis"><text:span text:style-name="T42"/></text:span></text:p>
      <text:p text:style-name="P11">Se um programa lança uma exceção não verificada, isso reflete algum erro dentro da lógica do programa.</text:p>
      <text:p text:style-name="P27"><text:span text:style-name="T38">Por exemplo, se dividirmos um número por 0, Java lançará </text:span><text:span text:style-name="Emphasis"><text:span text:style-name="T38">ArithmeticException.</text:span></text:span></text:p>
      <text:p text:style-name="P10"><text:span text:style-name="Strong_20_Emphasis"><text:span text:style-name="T85">Java não verifica exceções não verificadas em tempo de compilação.</text:span></text:span><text:span text:style-name="Strong_20_Emphasis"><text:span text:style-name="T86"> Além disso, não precisamos declarar exceções não verificadas em um método com a palavra-chave </text:span></text:span><text:span text:style-name="Strong_20_Emphasis"><text:span text:style-name="Emphasis"><text:span text:style-name="T87">throws </text:span></text:span></text:span><text:span text:style-name="Strong_20_Emphasis"><text:span text:style-name="T86"><text:s/>. E embora o código acima não tenha erros durante o tempo de compilação, ele lançará </text:span></text:span><text:span text:style-name="Strong_20_Emphasis"><text:span text:style-name="Emphasis"><text:span text:style-name="T87">ArithmeticException</text:span></text:span></text:span><text:span text:style-name="Strong_20_Emphasis"><text:span text:style-name="T86"> em tempo de execução.</text:span></text:span></text:p>
      <text:p text:style-name="P27"><text:span text:style-name="T38">Algumas </text:span><text:a xlink:type="simple" xlink:href="https://www.baeldung.com/java-common-exceptions" text:style-name="Internet_20_link" text:visited-style-name="Visited_20_Internet_20_Link"><text:span text:style-name="T53">exceções comuns não verificadas</text:span></text:a><text:span text:style-name="T38"> em Java são </text:span><text:span text:style-name="Emphasis"><text:span text:style-name="T38">NullPointerException</text:span></text:span><text:span text:style-name="T38"> , </text:span><text:span text:style-name="Emphasis"><text:span text:style-name="T38">ArrayIndexOutOfBoundsException</text:span></text:span><text:span text:style-name="T38"> <text:s/>e </text:span><text:span text:style-name="Emphasis"><text:span text:style-name="T38">IllegalArgumentException</text:span></text:span><text:span text:style-name="T38"> .</text:span></text:p>
      <text:p text:style-name="P27"><text:span text:style-name="T38">A classe </text:span><text:a xlink:type="simple" xlink:href="https://docs.oracle.com/en/java/javase/21/docs/api/java.base/java/lang/RuntimeException.html" text:style-name="Internet_20_link" text:visited-style-name="Visited_20_Internet_20_Link"><text:span text:style-name="Emphasis"><text:span text:style-name="T53">RuntimeException</text:span></text:span></text:a><text:span text:style-name="Emphasis"><text:span text:style-name="T38"> </text:span></text:span><text:span text:style-name="T38">é a superclasse de todas as exceções não verificadas, então podemos </text:span><text:a xlink:type="simple" xlink:href="https://docs.oracle.com/en/java/javase/21/docs/api/java.base/java/lang/Exception.html" text:style-name="Internet_20_link" text:visited-style-name="Visited_20_Internet_20_Link"><text:span text:style-name="T53">criar uma exceção não verificada personalizada</text:span></text:a><text:span text:style-name="T38"> estendendo </text:span><text:span text:style-name="Emphasis"><text:span text:style-name="T38">RuntimeException</text:span></text:span><text:span text:style-name="T38"> :</text:span></text:p>
      <text:p text:style-name="P10"><text:span text:style-name="Strong_20_Emphasis"><text:span text:style-name="T58"/></text:span></text:p>
      <text:p text:style-name="P10"><draw:frame draw:style-name="fr1" draw:name="Figura42" text:anchor-type="char" svg:x="0.192cm" svg:y="0.058cm" svg:width="15.981cm" svg:height="9.155cm" draw:z-index="5"><draw:image xlink:href="Pictures/100000010000025C0000015A76C5019684D8A385.png" xlink:type="simple" xlink:show="embed" xlink:actuate="onLoad" draw:mime-type="image/png"/></draw:frame><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h text:style-name="Heading_20_3" text:outline-level="3"><text:bookmark-start text:name="__RefHeading___Toc5524_1397632733"/><text:bookmark text:name="bd-when"/><text:soft-page-break/><text:span text:style-name="Strong_20_Emphasis">Quando usar exceções verificadas e exceções não verificadas</text:span><text:bookmark-end text:name="__RefHeading___Toc5524_1397632733"/></text:h>
      <text:p text:style-name="P23"><text:span text:style-name="Strong_20_Emphasis"><text:span text:style-name="T35"/></text:span></text:p>
      <text:p text:style-name="P27"><text:span text:style-name="T36">É uma boa prática usar exceções em Java para que possamos separar o código de tratamento de erros do código regular. No entanto, precisamos decidir qual tipo de exceção lançar. A </text:span><text:a xlink:type="simple" xlink:href="https://docs.oracle.com/javase/tutorial/essential/exceptions/runtime.html" text:style-name="Internet_20_link" text:visited-style-name="Visited_20_Internet_20_Link"><text:span text:style-name="T52">documentação do Oracle Java</text:span></text:a><text:span text:style-name="T36"> fornece orientação sobre quando usar exceções verificadas e exceções não verificadas:</text:span></text:p>
      <text:p text:style-name="P12">“<text:span text:style-name="T84">Se for razoavelmente esperado que um cliente se recupere de uma exceção, torne-a uma exceção verificada. Se um cliente não puder fazer nada para se recuperar da exceção, torne-a uma exceção não verificada.”</text:span></text:p>
      <text:p text:style-name="P10"><text:span text:style-name="Strong_20_Emphasis"><text:span text:style-name="T58"/></text:span></text:p>
      <text:p text:style-name="P10"><draw:frame draw:style-name="fr1" draw:name="Figura43" text:anchor-type="char" svg:x="0.074cm" svg:y="-0.265cm" svg:width="16.06cm" svg:height="2.381cm" draw:z-index="6"><draw:image xlink:href="Pictures/100000010000025F0000005ADFC1EB64CC47CA85.png" xlink:type="simple" xlink:show="embed" xlink:actuate="onLoad" draw:mime-type="image/png"/></draw:frame><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28"><text:span text:style-name="Strong_20_Emphasis"><text:span text:style-name="T28">Link documentaç</text:span></text:span><text:span text:style-name="Strong_20_Emphasis"><text:span text:style-name="T25">ã</text:span></text:span><text:span text:style-name="Strong_20_Emphasis"><text:span text:style-name="T28">o exceç</text:span></text:span><text:span text:style-name="Strong_20_Emphasis"><text:span text:style-name="T25">ã</text:span></text:span><text:span text:style-name="Strong_20_Emphasis"><text:span text:style-name="T28">o no spring: </text:span></text:span><text:a xlink:type="simple" xlink:href="https://www.baeldung.com/exception-handling-for-rest-with-spring" text:style-name="Internet_20_link" text:visited-style-name="Visited_20_Internet_20_Link"><text:span text:style-name="Strong_20_Emphasis">tratando_excecoes_spring</text:span></text:a></text:p>
      <text:p text:style-name="P28"/>
      <text:h text:style-name="Heading_20_3" text:outline-level="3"><text:bookmark-start text:name="__RefHeading___Toc5534_1397632733"/>Ocultando a Stack trace no spring:<text:bookmark-end text:name="__RefHeading___Toc5534_1397632733"/></text:h>
      <text:p text:style-name="P29"><text:span text:style-name="T17">não é uma boa prática retornar a </text:span><text:span text:style-name="Strong_20_Emphasis"><text:span text:style-name="T19">stack trace</text:span></text:span><text:span text:style-name="T17"> para o usuário que está consumindo nossa API, pois isso expõe detalhes internos da nossa aplicação. Podemos mudar essa configuração no arquivo </text:span><text:span text:style-name="Source_20_Text"><text:span text:style-name="T22">application.properties</text:span></text:span><text:span text:style-name="T21">.</text:span></text:p>
      <text:p text:style-name="P9">Para isso, você deve adicionar a seguinte propriedade:</text:p>
      <text:p text:style-name="Text_20_body"><text:span text:style-name="T63"><text:line-break/></text:span><text:span text:style-name="Source_20_Text"><text:span text:style-name="T55">server.error.include-stacktrace</text:span></text:span><text:span text:style-name="Source_20_Text"><text:span text:style-name="T41">=never</text:span></text:span></text:p>
      <text:p text:style-name="P16"/>
      <text:p text:style-name="P16"/>
      <text:p text:style-name="P16"/>
      <text:p text:style-name="P16"/>
      <text:p text:style-name="P16"/>
      <text:h text:style-name="Heading_20_2" text:outline-level="2"><text:bookmark-start text:name="__RefHeading___Toc5526_1397632733"/><text:soft-page-break/>Java reflection e performance<text:bookmark-end text:name="__RefHeading___Toc5526_1397632733"/></text:h>
      <text:p text:style-name="P54"/>
      <text:p text:style-name="P48">Imagine que você tem uma caixa mágica que pode descobrir segredos de qualquer objeto que você coloque dentro dela. No mundo da programação Java, essa caixa mágica é conhecida como <text:span text:style-name="T71">reflection</text:span> (ou reflexão). Com reflection, o código pode manipular suas próprias estruturas, como classes, métodos e atributos, mesmo que você não saiba de antemão quais são esses detalhes. É como ter a possibilidade de perguntar para qualquer objeto: "Quem é você? O que pode fazer?".</text:p>
      <text:p text:style-name="P18"><text:span text:style-name="T29">Por exemplo, você pode ter um objeto e querer chamar um método dele, mas você só sabe o nome do método em forma de texto (uma String). Suponha que temos um objeto </text:span><text:span text:style-name="Source_20_Text"><text:span text:style-name="T34">obj</text:span></text:span><text:span text:style-name="T29"> e o nome do método que queremos chamar é </text:span><text:span text:style-name="Source_20_Text"><text:span text:style-name="T34">meuMetodo</text:span></text:span><text:span text:style-name="T29">. Com reflection, você pode fazer o seguinte:</text:span></text:p>
      <text:p text:style-name="P54"/>
      <text:p text:style-name="P39"><text:span text:style-name="T74">Method </text:span><text:span text:style-name="T91">metodo </text:span><text:span text:style-name="T74">= obj.getClass().getMethod(</text:span><text:span text:style-name="T90">"meuMetodo"</text:span><text:span text:style-name="T74">);</text:span><text:line-break/><text:span text:style-name="T91">metodo</text:span><text:span text:style-name="T74">.invoke(obj);</text:span></text:p>
      <text:p text:style-name="P38"/>
      <text:p text:style-name="P38"/>
      <text:p text:style-name="P56"><text:span text:style-name="T94">A </text:span><text:span text:style-name="Strong_20_Emphasis"><text:span text:style-name="T94">reflexão</text:span></text:span><text:span text:style-name="T94"> (ou </text:span><text:span text:style-name="Strong_20_Emphasis"><text:span text:style-name="T94">Reflection</text:span></text:span><text:span text:style-name="T94">) é um mecanismo que permite inspecionar e manipular </text:span><text:span text:style-name="Strong_20_Emphasis"><text:span text:style-name="T94">estruturas de classes, métodos, atributos</text:span></text:span><text:span text:style-name="T94"> </text:span><text:span text:style-name="Strong_20_Emphasis"><text:span text:style-name="T94">e construtores </text:span></text:span><text:span text:style-name="T94">em tempo de execução. Com ela, você pode:</text:span></text:p>
      <text:p text:style-name="P55"><text:span text:style-name="T94">✅ Obter informações sobre classes, métodos e atributos.<text:line-break/>✅ Criar objetos dinamicamente sem conhecer sua classe em tempo de compilação.<text:line-break/>✅ Chamar métodos e acessar atributos privados.<text:line-break/>✅ Modificar comportamento do código dinamicamente.<text:line-break/>✔️ Criar instâncias de classes dinamicamente.<text:line-break/>✔️ Acessar e modificar atributos privados.<text:line-break/>✔️ Invocar métodos sem conhecê-los em tempo de compilação.<text:line-break/>✔️ Ler e aplicar anotações (</text:span><text:span text:style-name="Emphasis"><text:span text:style-name="T94">annotations</text:span></text:span><text:span text:style-name="T94">).</text:span></text:p>
      <text:p text:style-name="P55"><text:span text:style-name="T94"/></text:p>
      <text:h text:style-name="Heading_20_3" text:outline-level="3"><text:bookmark-start text:name="__RefHeading___Toc5528_1397632733"/>1. Como Usar Reflexão em Java :<text:bookmark-end text:name="__RefHeading___Toc5528_1397632733"/></text:h>
      <text:p text:style-name="Text_20_body"><text:bookmark-start text:name="__RefHeading___Toc5374_1397632733"/><text:span text:style-name="Strong_20_Emphasis">Exemplo 1: Obtendo Informações de uma Classe</text:span><text:bookmark-end text:name="__RefHeading___Toc5374_1397632733"/></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1" draw:name="Figura67" text:anchor-type="char" svg:x="0.736cm" svg:y="-0.256cm" svg:width="13.256cm" svg:height="15.028cm" draw:z-index="7"><draw:image xlink:href="Pictures/10000001000001F500000238384D42F9B6A3DA39.png" xlink:type="simple" xlink:show="embed" xlink:actuate="onLoad" draw:mime-type="image/png"/></draw:frame><text:soft-page-break/><text:span text:style-name="Strong_20_Emphasis"/></text:p>
      <text:p text:style-name="Text_20_body"><text:span text:style-name="Strong_20_Emphasis"/></text:p>
      <text:p text:style-name="Text_20_body"><text:span text:style-name="Strong_20_Emphasis"><text:s text:c="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draw:frame draw:style-name="fr1" draw:name="Figura68" text:anchor-type="char" svg:x="0.563cm" svg:y="-0.212cm" svg:width="14.34cm" svg:height="6.456cm" draw:z-index="8"><draw:image xlink:href="Pictures/100000010000021E000000F4D22A2CF2B855CDE9.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text:span text:style-name="Strong_20_Emphasis"/></text:p>
      <text:h text:style-name="P35" text:outline-level="3"><text:bookmark-start text:name="__RefHeading___Toc5376_1397632733"/><text:soft-page-break/><text:span text:style-name="Strong_20_Emphasis">Exemplo 2: Modificando um Atributo Privado</text:span><text:bookmark-end text:name="__RefHeading___Toc5376_1397632733"/></text:h>
      <text:p text:style-name="P57"><text:span text:style-name="Strong_20_Emphasis">Podemos acessar e modificar um atributo privado com Reflexão:</text:span></text:p>
      <text:p text:style-name="P57"><text:span text:style-name="Strong_20_Emphasis"/></text:p>
      <text:p text:style-name="P57"><draw:frame draw:style-name="fr1" draw:name="Figura69" text:anchor-type="char" svg:x="0.43cm" svg:y="0.436cm" svg:width="13.469cm" svg:height="9.065cm" draw:z-index="9"><draw:image xlink:href="Pictures/1000000100000214000001663C4B6867BEB486A7.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7"><text:span text:style-name="Strong_20_Emphasis"/></text:p>
      <text:h text:style-name="P36" text:outline-level="3"><text:bookmark-start text:name="__RefHeading___Toc5376_13976327331"/><text:span text:style-name="Strong_20_Emphasis">Exemplo </text:span><text:span text:style-name="Strong_20_Emphasis"><text:span text:style-name="T96">3</text:span></text:span><text:span text:style-name="Strong_20_Emphasis">: </text:span><text:span text:style-name="Strong_20_Emphasis"><text:span text:style-name="T96">Invocando m</text:span></text:span><text:span text:style-name="Strong_20_Emphasis"><text:span text:style-name="T97">é</text:span></text:span><text:span text:style-name="Strong_20_Emphasis"><text:span text:style-name="T98">todos dinamicamente</text:span></text:span><text:bookmark-end text:name="__RefHeading___Toc5376_13976327331"/></text:h>
      <text:p text:style-name="P58"><text:span text:style-name="Strong_20_Emphasis"/></text:p>
      <text:p text:style-name="P58"><draw:frame draw:style-name="fr1" draw:name="Figura70" text:anchor-type="char" svg:x="0.767cm" svg:y="-0.042cm" svg:width="12.767cm" svg:height="7.994cm" draw:z-index="10"><draw:image xlink:href="Pictures/10000001000002170000014FAAA9093626FB1CA3.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8"><text:span text:style-name="Strong_20_Emphasis"/></text:p>
      <text:h text:style-name="Heading_20_3" text:outline-level="3"><text:bookmark-start text:name="__RefHeading___Toc5530_1397632733"/><text:soft-page-break/><text:span text:style-name="Strong_20_Emphasis"><text:span text:style-name="T47">I</text:span></text:span><text:span text:style-name="Strong_20_Emphasis"><text:span text:style-name="T48">mpactos no desempenho </text:span></text:span><text:bookmark-end text:name="__RefHeading___Toc5530_1397632733"/></text:h>
      <text:p text:style-name="P49">Embora seja uma ferramenta poderosa, usar reflection pode ser mais lento do que chamar métodos e acessar atributos diretamente, visto que é necessário fazer uma série de verificações em tempo de execução para garantir que tudo está correto antes de realizar a operação solicitada. É como se toda vez que você usar a caixa mágica, ela precisa ler um manual de instruções antes de fazer o que foi pedido, e isso leva tempo!</text:p>
      <text:p text:style-name="P49">Ao chamar um método diretamente, o Java já sabe tudo sobre esse método na hora de compilar o código.Com reflection, o Java precisa descobrir tudo isso enquanto o programa está sendo executado.</text:p>
      <text:h text:style-name="P37" text:outline-level="3"><text:bookmark-start text:name="__RefHeading___Toc5532_1397632733"/>Otimizando o código<text:bookmark-end text:name="__RefHeading___Toc5532_1397632733"/></text:h>
      <text:p text:style-name="P49">Para minimizar os efeitos negativos no desempenho, siga algumas dicas:</text:p>
      <text:list xml:id="list2180942308" text:style-name="L3">
        <text:list-item>
          <text:p text:style-name="P42"><text:span text:style-name="Strong_20_Emphasis"><text:span text:style-name="T23">Use reflexão apenas quando necessário</text:span></text:span><text:span text:style-name="T29">: se for possível, prefira realizar a tarefa sem reflection, pois o acesso direto é sempre mais rápido.</text:span></text:p>
        </text:list-item>
        <text:list-item>
          <text:p text:style-name="P42"><text:span text:style-name="Strong_20_Emphasis"><text:span text:style-name="T23">Cache de métodos e campos</text:span></text:span><text:span text:style-name="T29">: se for necessário usar reflexão várias vezes, faça a busca uma vez e guarde (cache) o método ou campo para usar depois e não ser preciso buscar as informações todas as vezes.</text:span></text:p>
        </text:list-item>
      </text:list>
      <text:p text:style-name="Text_20_body"><text:span text:style-name="T64"><text:line-break/></text:span><text:span text:style-name="Strong_20_Emphasis"><text:span text:style-name="T100">// Cache de um m</text:span></text:span><text:span text:style-name="T99">é</text:span><text:span text:style-name="T101">todo</text:span><text:line-break/><text:span text:style-name="T74">Method </text:span><text:span text:style-name="T65">metodo </text:span><text:span text:style-name="T74">= </text:span><text:span text:style-name="T76">null</text:span><text:span text:style-name="T74">;</text:span><text:line-break/><text:line-break/><text:span text:style-name="T76">if </text:span><text:span text:style-name="T74">(</text:span><text:span text:style-name="T65">metodo </text:span><text:span text:style-name="T74">== </text:span><text:span text:style-name="T76">null</text:span><text:span text:style-name="T74">) {</text:span><text:line-break/><text:span text:style-name="T74"> <text:s text:c="3"/></text:span><text:span text:style-name="T65">metodo </text:span><text:span text:style-name="T74">= obj.getClass().getMethod(</text:span><text:span text:style-name="T90">"meuMetodo"</text:span><text:span text:style-name="T74">);</text:span><text:line-break/><text:span text:style-name="T74">}</text:span><text:line-break/><text:line-break/><text:span text:style-name="T65">metodo</text:span><text:span text:style-name="T74">.invoke(obj);</text:span></text:p>
      <text:p text:style-name="Standard"><text:span text:style-name="Strong_20_Emphasis"><text:span text:style-name="T64"/></text:span></text:p>
      <text:p text:style-name="Standard"><text:span text:style-name="Strong_20_Emphasis"><text:span text:style-name="T64"/></text:span></text:p>
      <text:p text:style-name="Text_20_body"><text:span text:style-name="Strong_20_Emphasis"><text:span text:style-name="T23">Minimize o uso em código crítico para desempenho</text:span></text:span><text:span text:style-name="Strong_20_Emphasis"><text:span text:style-name="T29">: evite usar reflection se o código é executado muitas vezes ou se precisa ser muito rápido, por exemplo, um loop de renderização de um jogo.</text:span></text:span></text:p>
      <text:list xml:id="list628160186" text:style-name="L5">
        <text:list-item>
          <text:p text:style-name="P43"><text:span text:style-name="Strong_20_Emphasis"><text:span text:style-name="T23">Use alternativas</text:span></text:span><text:span text:style-name="T29">: em alguns casos, outras funcionalidades do Java podem substituir o reflection. Por exemplo, interfaces e polimorfismo podem ser usados para chamar métodos de classes que você não conhece em tempo de compilação.</text:span></text:p>
        </text:list-item>
      </text:list>
      <text:p text:style-name="P49"><text:soft-page-break/>A reflexão é uma ferramenta poderosa que permite a manipulação dinâmica de código em Java, mas vem com um custo sobre o desempenho. É importante usar reflection com consciência para otimizar seu uso e garantir que seu programa não fique lento. Lembre-se de que cada ferramenta tem seu lugar e momento certo, e a reflexão não é diferente. Use com sabedoria e seu código Java será poderoso e eficiente!</text:p>
      <text:p text:style-name="Standard"><text:span text:style-name="Strong_20_Emphasis"><text:span text:style-name="T6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38:21.261398672</meta:creation-date>
    <dc:date>2025-04-01T14:41:55.976126853</dc:date>
    <meta:editing-duration>PT4H16M24S</meta:editing-duration>
    <meta:editing-cycles>59</meta:editing-cycles>
    <meta:generator>LibreOffice/7.3.7.2$Linux_X86_64 LibreOffice_project/30$Build-2</meta:generator>
    <meta:document-statistic meta:table-count="0" meta:image-count="11" meta:object-count="0" meta:page-count="14" meta:paragraph-count="108" meta:word-count="2108" meta:character-count="13879" meta:non-whitespace-character-count="11688"/>
  </office:meta>
</office:document-meta>
</file>